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0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529" calcext:value-type="float">
            <text:p>0.01529</text:p>
          </table:table-cell>
          <table:table-cell table:style-name="ce3" office:value-type="float" office:value="0.0152" calcext:value-type="float">
            <text:p>0.0152</text:p>
          </table:table-cell>
          <table:table-cell table:formula="of:=MIN([.B2:.E2])"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04" calcext:value-type="float">
            <text:p>0.00304</text:p>
          </table:table-cell>
          <table:table-cell table:style-name="ce3" office:value-type="float" office:value="0.00115" calcext:value-type="float">
            <text:p>0.00115</text:p>
          </table:table-cell>
          <table:table-cell table:formula="of:=MIN([.B3:.E3])" office:value-type="float" office:value="0.00115" calcext:value-type="float">
            <text:p>0.0011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7147" calcext:value-type="float">
            <text:p>0.07147</text:p>
          </table:table-cell>
          <table:table-cell table:style-name="ce3" office:value-type="float" office:value="0.04754" calcext:value-type="float">
            <text:p>0.04754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5852" calcext:value-type="float">
            <text:p>0.05852</text:p>
          </table:table-cell>
          <table:table-cell table:formula="of:=MIN([.B4:.E4])" office:value-type="float" office:value="0.04754" calcext:value-type="float">
            <text:p>0.04754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358" calcext:value-type="float">
            <text:p>0.01358</text:p>
          </table:table-cell>
          <table:table-cell table:style-name="ce3" office:value-type="float" office:value="0.01145" calcext:value-type="float">
            <text:p>0.01145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269" calcext:value-type="float">
            <text:p>0.01269</text:p>
          </table:table-cell>
          <table:table-cell table:formula="of:=MIN([.B5:.E5])"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37.43574" calcext:value-type="float">
            <text:p>137.43574</text:p>
          </table:table-cell>
          <table:table-cell office:value-type="float" office:value="145.73853" calcext:value-type="float">
            <text:p>145.73853</text:p>
          </table:table-cell>
          <table:table-cell office:value-type="float" office:value="134.41252" calcext:value-type="float">
            <text:p>134.41252</text:p>
          </table:table-cell>
          <table:table-cell office:value-type="float" office:value="129.46013" calcext:value-type="float">
            <text:p>129.46013</text:p>
          </table:table-cell>
          <table:table-cell table:formula="of:=MIN([.B6:.E6])" office:value-type="float" office:value="129.46013" calcext:value-type="float">
            <text:p>129.4601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3.1875" calcext:value-type="float">
            <text:p>93.1875</text:p>
          </table:table-cell>
          <table:table-cell office:value-type="float" office:value="99.04167" calcext:value-type="float">
            <text:p>99.04167</text:p>
          </table:table-cell>
          <table:table-cell office:value-type="float" office:value="90.39583" calcext:value-type="float">
            <text:p>90.39583</text:p>
          </table:table-cell>
          <table:table-cell office:value-type="float" office:value="85.97917" calcext:value-type="float">
            <text:p>85.97917</text:p>
          </table:table-cell>
          <table:table-cell table:formula="of:=MIN([.B7:.E7])" office:value-type="float" office:value="85.97917" calcext:value-type="float">
            <text:p>85.97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7:55:36.604517196</dc:date>
    <meta:editing-duration>PT19M18S</meta:editing-duration>
    <meta:editing-cycles>2</meta:editing-cycles>
    <meta:generator>LibreOffice/6.0.7.3$Linux_X86_64 LibreOffice_project/00m0$Build-3</meta:generator>
    <meta:document-statistic meta:table-count="1" meta:cell-count="41" meta:object-count="0"/>
  </office:meta>
</office:document-meta>
</file>